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1pt" style:font-size-asian="11pt" style:font-size-complex="11pt"/>
    </style:style>
    <style:style style:name="P2" style:family="paragraph" style:parent-style-name="Standard">
      <style:paragraph-properties fo:text-align="justify" style:justify-single-word="false"/>
      <style:text-properties style:font-name="Times New Roman" fo:font-size="11pt" officeooo:paragraph-rsid="0019dad5" style:font-size-asian="11pt" style:font-size-complex="11pt"/>
    </style:style>
    <style:style style:name="P3" style:family="paragraph" style:parent-style-name="Standard">
      <style:paragraph-properties fo:text-align="justify" style:justify-single-word="false"/>
      <style:text-properties style:font-name="Times New Roman" fo:font-size="11pt" fo:font-weight="bold" style:font-size-asian="11pt" style:font-weight-asian="bold" style:font-name-complex="Times New Roman1" style:font-size-complex="11pt" style:font-weight-complex="bold"/>
    </style:style>
    <style:style style:name="P4" style:family="paragraph" style:parent-style-name="Standard">
      <style:paragraph-properties fo:margin-top="0.1945in" fo:margin-bottom="0.1945in" loext:contextual-spacing="false" fo:text-align="justify" style:justify-single-word="false"/>
      <style:text-properties officeooo:paragraph-rsid="0019dad5"/>
    </style:style>
    <style:style style:name="P5" style:family="paragraph" style:parent-style-name="Standard">
      <style:paragraph-properties fo:margin-top="0.1945in" fo:margin-bottom="0.1945in" loext:contextual-spacing="false" fo:text-align="justify" style:justify-single-word="false"/>
      <style:text-properties style:font-name="Times New Roman" fo:font-size="11pt" style:font-size-asian="11pt" style:font-size-complex="11pt"/>
    </style:style>
    <style:style style:name="P6" style:family="paragraph" style:parent-style-name="Standard">
      <style:paragraph-properties fo:margin-top="0.1945in" fo:margin-bottom="0.1945in" loext:contextual-spacing="false" fo:text-align="justify" style:justify-single-word="false"/>
      <style:text-properties style:font-name="Times New Roman" fo:font-size="11pt" officeooo:paragraph-rsid="0019dad5" style:font-size-asian="11pt" style:font-size-complex="11pt"/>
    </style:style>
    <style:style style:name="P7" style:family="paragraph" style:parent-style-name="Standard">
      <style:paragraph-properties fo:margin-top="0.1945in" fo:margin-bottom="0.1945in" loext:contextual-spacing="false" fo:text-align="justify" style:justify-single-word="false"/>
      <style:text-properties style:font-name="Times New Roman" fo:font-size="11pt" fo:language="en" fo:country="US" style:font-name-asian="Times New Roman1" style:font-size-asian="11pt" style:font-name-complex="Times New Roman1" style:font-size-complex="11pt"/>
    </style:style>
    <style:style style:name="P8" style:family="paragraph" style:parent-style-name="Standard">
      <style:paragraph-properties fo:margin-top="0.1945in" fo:margin-bottom="0.1945in" loext:contextual-spacing="false" fo:text-align="justify" style:justify-single-word="false"/>
      <style:text-properties style:font-name="Times New Roman" fo:font-size="11pt" fo:language="en" fo:country="US" officeooo:paragraph-rsid="0019dad5" style:font-name-asian="Times New Roman1" style:font-size-asian="11pt" style:font-name-complex="Times New Roman1" style:font-size-complex="11pt"/>
    </style:style>
    <style:style style:name="P9" style:family="paragraph" style:parent-style-name="Standard">
      <style:paragraph-properties fo:margin-top="0.1945in" fo:margin-bottom="0.1945in" loext:contextual-spacing="false" fo:text-align="justify" style:justify-single-word="false" fo:break-before="page"/>
      <style:text-properties style:font-name="Times New Roman" fo:font-size="11pt" style:font-size-asian="11pt" style:font-size-complex="11pt"/>
    </style:style>
    <style:style style:name="P10" style:family="paragraph" style:parent-style-name="Heading_20_1">
      <style:paragraph-properties fo:text-align="justify" style:justify-single-word="false"/>
    </style:style>
    <style:style style:name="P11" style:family="paragraph" style:parent-style-name="Standard" style:master-page-name="Standard">
      <style:paragraph-properties fo:text-align="justify" style:justify-single-word="false" style:page-number="auto"/>
      <style:text-properties style:font-name="Times New Roman" fo:font-size="11pt" style:text-underline-style="solid" style:text-underline-width="auto" style:text-underline-color="font-color" fo:font-weight="bold" style:font-size-asian="11pt" style:font-weight-asian="bold" style:font-name-complex="Times New Roman1" style:font-size-complex="11pt" style:font-weight-complex="bold"/>
    </style:style>
    <style:style style:name="P12" style:family="paragraph" style:parent-style-name="Standard">
      <style:paragraph-properties fo:margin-top="0.1945in" fo:margin-bottom="0.1945in" loext:contextual-spacing="false" fo:text-align="justify" style:justify-single-word="false"/>
      <style:text-properties officeooo:paragraph-rsid="0019dad5"/>
    </style:style>
    <style:style style:name="P13" style:family="paragraph" style:parent-style-name="Standard">
      <style:paragraph-properties fo:margin-top="0.1945in" fo:margin-bottom="0.1945in" loext:contextual-spacing="false" fo:text-align="justify" style:justify-single-word="false"/>
      <style:text-properties officeooo:paragraph-rsid="002155dd"/>
    </style:style>
    <style:style style:name="T1" style:family="text">
      <style:text-properties fo:language="en" fo:country="US" style:font-name-asian="Times New Roman1" style:font-name-complex="Times New Roman1"/>
    </style:style>
    <style:style style:name="T2" style:family="text">
      <style:text-properties fo:language="en" fo:country="US" officeooo:rsid="001a1101" style:font-name-asian="Times New Roman1" style:font-name-complex="Times New Roman1"/>
    </style:style>
    <style:style style:name="T3" style:family="text">
      <style:text-properties fo:language="en" fo:country="US" officeooo:rsid="001a1b1f" style:font-name-asian="Times New Roman1" style:font-name-complex="Times New Roman1"/>
    </style:style>
    <style:style style:name="T4" style:family="text">
      <style:text-properties fo:language="en" fo:country="US" officeooo:rsid="001a8a09" style:font-name-asian="Times New Roman1" style:font-name-complex="Times New Roman1"/>
    </style:style>
    <style:style style:name="T5" style:family="text">
      <style:text-properties fo:language="en" fo:country="US" fo:font-style="italic" style:font-style-asian="italic" style:font-name-complex="Times New Roman1"/>
    </style:style>
    <style:style style:name="T6" style:family="text">
      <style:text-properties fo:language="en" fo:country="US" style:font-name-complex="Times New Roman1"/>
    </style:style>
    <style:style style:name="T7" style:family="text">
      <style:text-properties fo:language="en" fo:country="US" fo:font-weight="bold" style:letter-kerning="true" style:font-name-asian="Times New Roman1" style:font-weight-asian="bold" style:font-name-complex="Times New Roman1" style:font-weight-complex="bold"/>
    </style:style>
    <style:style style:name="T8" style:family="text">
      <style:text-properties fo:font-weight="bold" style:letter-kerning="true" style:font-name-asian="Times New Roman1" style:font-weight-asian="bold" style:font-name-complex="Times New Roman1" style:font-weight-complex="bold"/>
    </style:style>
    <style:style style:name="T9" style:family="text">
      <style:text-properties style:font-name="Times New Roman" fo:font-size="11pt" fo:language="en" fo:country="US" style:font-name-asian="Times New Roman1" style:font-size-asian="11pt" style:font-name-complex="Times New Roman1" style:font-size-complex="11pt"/>
    </style:style>
    <style:style style:name="T10" style:family="text">
      <style:text-properties style:font-name="Times New Roman" fo:font-size="11pt" fo:language="en" fo:country="US" officeooo:rsid="0019dad5" style:font-name-asian="Times New Roman1" style:font-size-asian="11pt" style:font-name-complex="Times New Roman1" style:font-size-complex="11pt"/>
    </style:style>
    <style:style style:name="T11" style:family="text">
      <style:text-properties style:font-name="Times New Roman" fo:font-size="11pt" fo:language="en" fo:country="US" officeooo:rsid="001a1b1f" style:font-name-asian="Times New Roman1" style:font-size-asian="11pt" style:font-name-complex="Times New Roman1" style:font-size-complex="11pt"/>
    </style:style>
    <style:style style:name="T12" style:family="text">
      <style:text-properties style:font-name="Times New Roman" fo:font-size="11pt" fo:language="en" fo:country="US" officeooo:rsid="001e9fda" style:font-name-asian="Times New Roman1" style:font-size-asian="11pt" style:font-name-complex="Times New Roman1" style:font-size-complex="11pt"/>
    </style:style>
    <style:style style:name="T13" style:family="text">
      <style:text-properties style:font-name="Times New Roman" fo:font-size="11pt" fo:language="en" fo:country="US" officeooo:rsid="0020c8f8" style:font-name-asian="Times New Roman1" style:font-size-asian="11pt" style:font-name-complex="Times New Roman1" style:font-size-complex="11pt"/>
    </style:style>
    <style:style style:name="T14" style:family="text">
      <style:text-properties style:font-name="Times New Roman" fo:font-size="11pt" fo:language="en" fo:country="US" officeooo:rsid="002155dd" style:font-name-asian="Times New Roman1" style:font-size-asian="11pt" style:font-name-complex="Times New Roman1" style:font-size-complex="11pt"/>
    </style:style>
    <style:style style:name="T15" style:family="text">
      <style:text-properties style:font-name="Times New Roman" fo:font-size="11pt" fo:language="en" fo:country="US" officeooo:rsid="001a1b1f" style:font-name-asian="Times New Roman1" style:font-size-asian="11pt" style:language-asian="fr" style:country-asian="FR" style:font-name-complex="Times New Roman1" style:font-size-complex="11pt"/>
    </style:style>
    <style:style style:name="T16" style:family="text">
      <style:text-properties style:font-name="Times New Roman" fo:font-size="11pt" fo:language="en" fo:country="US" officeooo:rsid="0020c8f8" style:font-name-asian="Times New Roman1" style:font-size-asian="11pt" style:language-asian="fr" style:country-asian="FR" style:font-name-complex="Times New Roman1" style:font-size-complex="11pt"/>
    </style:style>
    <style:style style:name="T17" style:family="text">
      <style:text-properties style:font-name="Times New Roman" fo:font-size="11pt" fo:language="en" fo:country="US" officeooo:rsid="002155dd" style:font-name-asian="Times New Roman1" style:font-size-asian="11pt" style:language-asian="fr" style:country-asian="FR" style:font-name-complex="Times New Roman1" style:font-size-complex="11pt"/>
    </style:style>
    <style:style style:name="T18" style:family="text">
      <style:text-properties style:font-name="Liberation Sans" fo:font-size="18.2000007629395pt" fo:font-weight="bold" officeooo:rsid="001caffe" style:font-name-asian="Noto Sans CJK SC" style:font-size-asian="18.2000007629395pt" style:language-asian="fr" style:country-asian="FR" style:font-weight-asian="bold" style:font-name-complex="Lohit Devanagari" style:font-size-complex="18.2000007629395pt" style:font-weight-complex="bold"/>
    </style:style>
    <style:style style:name="T19" style:family="text">
      <style:text-properties style:text-position="super 58%" fo:language="en" fo:country="US" style:font-name-asian="Times New Roman1" style:font-name-complex="Times New Roman1"/>
    </style:style>
    <style:style style:name="T20" style:family="text">
      <style:text-properties style:text-position="super 58%" fo:language="en" fo:country="US" officeooo:rsid="001e9fda" style:font-name-asian="Times New Roman1" style:font-name-complex="Times New Roman1"/>
    </style:style>
    <style:style style:name="T21" style:family="text">
      <style:text-properties officeooo:rsid="0020c8f8"/>
    </style:style>
    <style:style style:name="T22" style:family="text">
      <style:text-properties officeooo:rsid="002155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e 4</text:p>
      <text:h text:style-name="P10" text:outline-level="1"><text:span text:style-name="T7">The pandemic fueled more diversity in the film industry in 2020. </text:span><text:span text:style-name="T8">Will that progress continue?</text:span></text:h>
      <text:h text:style-name="P10" text:outline-level="1">La pandémie a favorisé une plus grande diversité dans l'industrie cinématographique en 2020. <text:span text:style-name="T18">Mais cela va-t-il durer</text:span> ?</text:h>
      <text:p text:style-name="P5"><text:span text:style-name="T1">UCLA released its annual Hollywood Diversity Report</text:span><text:span text:style-name="T19"> </text:span><text:span text:style-name="T20">(on) </text:span><text:span text:style-name="T1">Thursday and revealed major strides in terms of diversity and inclusion for women and people of color in the entertainment industry. But given how the coronavirus pandemic decimated traditional moviegoing last year, the report's co-author is taking the</text:span><text:span text:style-name="T2"> </text:span><text:span text:style-name="T1">results with a grain of salt.</text:span></text:p>
      <text:p text:style-name="P4"><text:span text:style-name="T9">UCLA </text:span><text:span text:style-name="T10">(Université de Californie de Los Angeles) </text:span><text:span text:style-name="T9">a publié</text:span><text:span text:style-name="T12"> jeudi</text:span><text:span text:style-name="T9"> son rapport annuel </text:span><text:span text:style-name="T15">"L</text:span><text:span text:style-name="T9">a </text:span><text:span text:style-name="T11">D</text:span><text:span text:style-name="T9">iversité à Hollywood</text:span><text:span text:style-name="T11">"</text:span><text:span text:style-name="T9"> </text:span><text:span text:style-name="T11">dans lequel elle</text:span><text:span text:style-name="T9"> a révélé des avancées majeures en termes de diversité et d'inclusion des femmes et des personnes de couleur dans l'industrie du divertissement. Mais compte tenu de </text:span><text:span text:style-name="T11">comment la</text:span><text:span text:style-name="T9"> pandémie d</text:span><text:span text:style-name="T11">u</text:span><text:span text:style-name="T9"> coronavirus a </text:span><text:span text:style-name="T15">déreglé</text:span><text:span text:style-name="T9"> </text:span><text:span text:style-name="T15">le planning cinématographique</text:span><text:span text:style-name="T9"> </text:span><text:span text:style-name="T11">de </text:span><text:span text:style-name="T9">l'année dernière, le coauteur du rapport prend les résultats avec un grain de sel.</text:span></text:p>
      <text:p text:style-name="P8"/>
      <text:p text:style-name="P7">"If we see the same thing next year, once theaters start reopening, then we know that the changes we're seeing are more meaningful and sustained as opposed to just outliers because of the pandemic year," co-author Darnell Hunt says.</text:p>
      <text:p text:style-name="P4"><text:span text:style-name="T9">"Si nous constatons la même chose l'année prochaine, une fois que les cinémas commenceront à rouvrir, nous saurons alors que </text:span><text:span text:style-name="T13">c</text:span><text:span text:style-name="T9">es changements sont plus </text:span><text:span text:style-name="T17">profonds</text:span><text:span text:style-name="T9"> et durables, et non pas simplement </text:span><text:span text:style-name="T16">les conséquences de </text:span><text:span text:style-name="T9">l'année de pandémie", déclare le co-auteur Darnell Hunt.</text:span></text:p>
      <text:p text:style-name="P8"/>
      <text:p text:style-name="P5"><text:span text:style-name="T1">The "Hollywood Diversity Report 2021: Pandemic in Progress"</text:span><text:span text:style-name="T3"> </text:span><text:span text:style-name="T1">report – which typically only looks at theatrical releases, but included streaming to account for the pandemic's effects on how we watch movies –</text:span><text:span text:style-name="T4"> </text:span><text:span text:style-name="T1">found that more women and people of color got jobs last year in the categories of</text:span><text:span text:style-name="T3"> </text:span><text:span text:style-name="T1">lead actors, total cast, writers and directors. In the acting categories, they</text:span><text:span text:style-name="T3"> </text:span><text:span text:style-name="T1">reached close to</text:span><text:span text:style-name="T3"> </text:span><text:span text:style-name="T1">proportionate representation (accurately reflecting their make-up of the population at large).</text:span></text:p>
      <text:p text:style-name="P13"><text:span text:style-name="T9">Le "</text:span><text:span text:style-name="T11">Rapport sur la Diversité à </text:span><text:span text:style-name="T9">Hollywood 2021 : </text:span><text:span text:style-name="T15">La Pandémie en Cours</text:span><text:span text:style-name="T9">"</text:span><text:span text:style-name="T11"> (</text:span><text:span text:style-name="T9">qui ne s'intéresse généralement qu'aux sorties en salle, mais qui inclut le streaming pour tenir compte des effets de la pandémie sur la façon dont nous regardons les films</text:span><text:span text:style-name="T11">)</text:span><text:span text:style-name="T9"> a révélé que davantage de femmes et de personnes de couleur ont obtenu des emplois l'année dernière dans les catégories des acteurs principaux, de la distribution totale, des scénaristes et des réalisateurs. </text:span></text:p>
      <text:p text:style-name="P13"><text:span text:style-name="T9">Dans les catégories d'acteurs, elles ont atteint une représentation proche de la proportionnalité (reflétant fidèlement leur composition dans la population en général).</text:span></text:p>
      <text:p text:style-name="P8"/>
      <text:p text:style-name="P7"/>
      <text:p text:style-name="P9"><text:span text:style-name="T1">People of color made up 39.7% of film leads in 2020 – a far cry from only 10.5% in 2011 and even 27.6% in 2019. Women were 47.8% of film leads, compared to 25.6% in 2011. While Black leads were overrepresented compared to their make-up in the U.S. population, Latino, Asian, Middle East and North African</text:span><text:span text:style-name="T3"> </text:span><text:span text:style-name="T1">and Native leads were underrepresented. The same was true</text:span><text:span text:style-name="T3"> </text:span><text:span text:style-name="T1">for casts overall.</text:span></text:p>
      <text:p text:style-name="P6"><text:span text:style-name="T1">Les personnes de couleur représentaient 39,7 % des premiers rôles dans les films en 2020 - ce qui est loin des 10,5 % seulement en 2011 et même des 27,6 % en 2019. Les femmes représentaient 47,8 % des rôles principaux de films, contre 25,6 % en 2011. Si les rôles principaux noirs étaient surreprésentés par rapport à leur composition dans la population américaine, les rôles principaux latinos, asiatiques, du Moyen-Orient</text:span><text:span text:style-name="T3">,</text:span><text:span text:style-name="T1"> d'Afrique du Nord et autochtones étaient sous-représentés. Il en va de même pour l'ensemble des castings.</text:span></text:p>
      <text:p text:style-name="P8"/>
      <text:p text:style-name="P6"><text:span text:style-name="T1">White, Black</text:span><text:span text:style-name="T3"> </text:span><text:span text:style-name="T1">and Middle East and North African women specifically</text:span><text:span text:style-name="T3"> </text:span><text:span text:style-name="T1">were also underrepresented among total cast.</text:span></text:p>
      <text:p text:style-name="P2">Les femmes blanches, noires, du Moyen-Orient et d'Afrique du Nord étaient également sous-représentées dans l'ensemble de la distribution.</text:p>
      <text:p text:style-name="P6"/>
      <text:p text:style-name="P7">"Films with leads who were people of color or women were more likely to have smaller budgets in 2020 than those with white and male leads," according to the report.</text:p>
      <text:p text:style-name="P6"><text:span text:style-name="T1">"Les films dont les acteurs principaux étaient des personnes de couleur ou des femmes étaient plus susceptibles d'avoir des budgets plus faibles en 2020 que ceux dont les acteurs principaux étaient des hommes</text:span><text:span text:style-name="T4"> et des</text:span><text:span text:style-name="T1"> blancs", selon le rapport.</text:span></text:p>
      <text:p text:style-name="P1"><text:span text:style-name="T5">USA Today</text:span><text:span text:style-name="T6">, April 22, 2021</text:span></text:p>
      <text:p text:style-name="P3"/>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font-size="12pt" style:font-name-asian="Calibri1" style:font-family-asian="Calibri" style:font-family-generic-asian="system" style:font-pitch-asian="variable" style:font-size-asian="12pt" style:language-asian="fr" style:country-asian="FR"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LOIS Caroline</meta:initial-creator>
    <meta:editing-cycles>8</meta:editing-cycles>
    <meta:creation-date>2021-10-21T12:27:00</meta:creation-date>
    <dc:date>2021-11-18T15:12:20.301100946</dc:date>
    <meta:editing-duration>PT1H33M30S</meta:editing-duration>
    <meta:generator>LibreOffice/6.4.7.2$Linux_X86_64 LibreOffice_project/40$Build-2</meta:generator>
    <meta:document-statistic meta:table-count="0" meta:image-count="0" meta:object-count="0" meta:page-count="2" meta:paragraph-count="17" meta:word-count="669" meta:character-count="4197" meta:non-whitespace-character-count="3541"/>
    <meta:user-defined meta:name="AppVersion">16.0000</meta:user-defined>
    <meta:user-defined meta:name="Company">UJML3</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